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6a62" officeooo:paragraph-rsid="00156a62"/>
    </style:style>
    <style:style style:name="P2" style:family="paragraph" style:parent-style-name="Standard">
      <style:paragraph-properties fo:text-align="center" style:justify-single-word="false"/>
      <style:text-properties officeooo:rsid="00156a62" officeooo:paragraph-rsid="00156a62"/>
    </style:style>
    <style:style style:name="P3" style:family="paragraph" style:parent-style-name="Standard">
      <style:text-properties officeooo:rsid="00156a62" officeooo:paragraph-rsid="0015a59f"/>
    </style:style>
    <style:style style:name="P4" style:family="paragraph" style:parent-style-name="Standard">
      <style:text-properties officeooo:rsid="00156a62" officeooo:paragraph-rsid="001ca06a"/>
    </style:style>
    <style:style style:name="P5" style:family="paragraph" style:parent-style-name="Standard">
      <style:text-properties fo:font-style="italic" officeooo:rsid="00156a62" officeooo:paragraph-rsid="00156a62" style:font-style-asian="italic" style:font-style-complex="italic"/>
    </style:style>
    <style:style style:name="P6" style:family="paragraph" style:parent-style-name="Standard">
      <style:text-properties officeooo:rsid="0015a59f" officeooo:paragraph-rsid="0015a59f"/>
    </style:style>
    <style:style style:name="P7" style:family="paragraph" style:parent-style-name="Standard">
      <style:text-properties officeooo:rsid="0015a59f" officeooo:paragraph-rsid="001ca06a"/>
    </style:style>
    <style:style style:name="P8" style:family="paragraph" style:parent-style-name="Standard">
      <style:text-properties officeooo:rsid="00160004" officeooo:paragraph-rsid="00160004"/>
    </style:style>
    <style:style style:name="P9" style:family="paragraph" style:parent-style-name="Standard">
      <style:text-properties officeooo:rsid="00164906" officeooo:paragraph-rsid="00164906"/>
    </style:style>
    <style:style style:name="P10" style:family="paragraph" style:parent-style-name="Standard">
      <style:text-properties officeooo:rsid="0017984f" officeooo:paragraph-rsid="0017984f"/>
    </style:style>
    <style:style style:name="P11" style:family="paragraph" style:parent-style-name="Standard">
      <style:text-properties officeooo:rsid="0018e4cd" officeooo:paragraph-rsid="0018e4cd"/>
    </style:style>
    <style:style style:name="P12" style:family="paragraph" style:parent-style-name="Standard">
      <style:text-properties officeooo:rsid="0018e4cd" officeooo:paragraph-rsid="0019509e"/>
    </style:style>
    <style:style style:name="P13" style:family="paragraph" style:parent-style-name="Standard">
      <style:text-properties officeooo:rsid="0019509e" officeooo:paragraph-rsid="0019509e"/>
    </style:style>
    <style:style style:name="P14" style:family="paragraph" style:parent-style-name="Standard">
      <style:text-properties officeooo:rsid="0019509e" officeooo:paragraph-rsid="001a1a22"/>
    </style:style>
    <style:style style:name="P15" style:family="paragraph" style:parent-style-name="Standard">
      <style:text-properties officeooo:rsid="0019509e" officeooo:paragraph-rsid="001ca06a"/>
    </style:style>
    <style:style style:name="P16" style:family="paragraph" style:parent-style-name="Standard">
      <style:text-properties officeooo:rsid="001a1a22" officeooo:paragraph-rsid="001a1a22"/>
    </style:style>
    <style:style style:name="P17" style:family="paragraph" style:parent-style-name="Standard">
      <style:text-properties officeooo:rsid="001be5f3" officeooo:paragraph-rsid="001be5f3"/>
    </style:style>
    <style:style style:name="P18" style:family="paragraph" style:parent-style-name="Standard">
      <style:text-properties officeooo:rsid="001be5f3" officeooo:paragraph-rsid="001be5f3"/>
    </style:style>
    <style:style style:name="P19" style:family="paragraph" style:parent-style-name="Standard">
      <style:text-properties officeooo:rsid="001fe4bf" officeooo:paragraph-rsid="001fe4bf"/>
    </style:style>
    <style:style style:name="P20" style:family="paragraph" style:parent-style-name="Standard">
      <style:text-properties officeooo:rsid="00208097" officeooo:paragraph-rsid="00208097"/>
    </style:style>
    <style:style style:name="P21" style:family="paragraph" style:parent-style-name="Standard">
      <style:text-properties officeooo:rsid="00211e66" officeooo:paragraph-rsid="00211e66"/>
    </style:style>
    <style:style style:name="P22" style:family="paragraph" style:parent-style-name="Heading_20_3">
      <style:paragraph-properties fo:break-before="page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15a59f"/>
    </style:style>
    <style:style style:name="T2" style:family="text">
      <style:text-properties officeooo:rsid="00164906"/>
    </style:style>
    <style:style style:name="T3" style:family="text">
      <style:text-properties style:text-position="sub 58%" officeooo:rsid="00164906"/>
    </style:style>
    <style:style style:name="T4" style:family="text">
      <style:text-properties style:text-position="sub 58%" officeooo:rsid="001a1a22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a1a22"/>
    </style:style>
    <style:style style:name="T7" style:family="text">
      <style:text-properties style:text-position="super 58%" officeooo:rsid="001be5f3"/>
    </style:style>
    <style:style style:name="T8" style:family="text">
      <style:text-properties style:text-position="super 58%" officeooo:rsid="00156a62"/>
    </style:style>
    <style:style style:name="T9" style:family="text">
      <style:text-properties style:text-position="super 58%" officeooo:rsid="00164906"/>
    </style:style>
    <style:style style:name="T10" style:family="text">
      <style:text-properties style:text-position="super 58%" officeooo:rsid="00211e66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7984f"/>
    </style:style>
    <style:style style:name="T13" style:family="text">
      <style:text-properties style:text-position="0% 100%" officeooo:rsid="001a1a22"/>
    </style:style>
    <style:style style:name="T14" style:family="text">
      <style:text-properties style:text-position="0% 100%" officeooo:rsid="001be5f3"/>
    </style:style>
    <style:style style:name="T15" style:family="text">
      <style:text-properties officeooo:rsid="0017984f"/>
    </style:style>
    <style:style style:name="T16" style:family="text">
      <style:text-properties officeooo:rsid="0018e4c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509e" style:font-weight-asian="bold" style:font-weight-complex="bold"/>
    </style:style>
    <style:style style:name="T20" style:family="text">
      <style:text-properties officeooo:rsid="0019509e"/>
    </style:style>
    <style:style style:name="T21" style:family="text">
      <style:text-properties officeooo:rsid="001a1a22"/>
    </style:style>
    <style:style style:name="T22" style:family="text">
      <style:text-properties officeooo:rsid="001ca06a"/>
    </style:style>
    <style:style style:name="T23" style:family="text">
      <style:text-properties officeooo:rsid="001e177a"/>
    </style:style>
    <style:style style:name="T24" style:family="text">
      <style:text-properties officeooo:rsid="00208097"/>
    </style:style>
    <style:style style:name="T25" style:family="text">
      <style:text-properties officeooo:rsid="00211e66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text-position="-33% 58%"/>
    </style:style>
    <style:style style:name="T28" style:family="text">
      <style:text-properties fo:font-size="12pt"/>
    </style:style>
    <style:style style:name="T29" style:family="text">
      <style:text-properties style:text-position="-25% 58%" fo:font-size="12pt"/>
    </style: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al Definition of <text:span text:style-name="T20">Normal </text:span>Paths</text:p>
      <text:p text:style-name="P2">by Sven Nilsen, 2020</text:p>
      <text:p text:style-name="P1"/>
      <text:p text:style-name="P5">In this paper I give the formal definition of <text:span text:style-name="T23">normal </text:span>paths in path semantics.</text:p>
      <text:p text:style-name="P1"/>
      <text:p text:style-name="P1">A homotopy path<text:span text:style-name="T5"><text:reference-ref text:reference-format="text" text:ref-name="homotopy">[1]</text:reference-ref></text:span> `H` is a map between two continuous functions `f` and `g` such that:</text:p>
      <text:p text:style-name="P1"/>
      <text:p text:style-name="P1"><text:tab/>∀ x { H(x, 0) = f(x) }<text:tab/><text:tab/>∧<text:tab/>∀ x { H(x, 1) = g(x) }</text:p>
      <text:p text:style-name="P1"/>
      <text:p text:style-name="P1"><text:tab/>H : X ⨯ [0, 1] → Y</text:p>
      <text:p text:style-name="P1"><text:tab/>f : X → Y</text:p>
      <text:p text:style-name="P1"><text:tab/>g : X → Y</text:p>
      <text:p text:style-name="P1"/>
      <text:p text:style-name="P8">It follows from this definition that there can be paths between paths, e.g. `X &lt;=&gt; [0, 1]`.</text:p>
      <text:p text:style-name="P1"/>
      <text:p text:style-name="P3">When only the end points are considered, one can use <text:span text:style-name="T1">a `𝔹` (boolean) instead of `[0, 1]`</text:span>:</text:p>
      <text:p text:style-name="P3"/>
      <text:p text:style-name="P3"><text:tab/>(H false) &lt;=&gt; f<text:tab/><text:tab/>∧<text:tab/><text:tab/>(H true) &lt;=&gt; g</text:p>
      <text:p text:style-name="P1"/>
      <text:p text:style-name="P1"><text:tab/>H : X ⨯ 𝔹 → Y</text:p>
      <text:p text:style-name="P1"/>
      <text:p text:style-name="P6">This means that a homotopy path represents a binary relation<text:span text:style-name="T5"><text:reference-ref text:reference-format="text" text:ref-name="binary relation">[2]</text:reference-ref></text:span> of an ordered pair:</text:p>
      <text:p text:style-name="P6"/>
      <text:p text:style-name="P7"><text:tab/>(f, g)</text:p>
      <text:p text:style-name="P6"/>
      <text:p text:style-name="P6">Where the truth values of of these binary relations defines the space of all paths.</text:p>
      <text:p text:style-name="P6"><text:span text:style-name="T22">When</text:span> the relation is `true`, there exists a path, but <text:span text:style-name="T22">when </text:span>the relation is `false`, there exists no path.</text:p>
      <text:p text:style-name="P8">In constructive mathematics<text:span text:style-name="T5"><text:reference-ref text:reference-format="text" text:ref-name="constructive mathematics">[3]</text:reference-ref></text:span> one can not prove that the relation is `true` from `¬false` and vice versa.</text:p>
      <text:p text:style-name="P8">This means that there exists some construct<text:span text:style-name="T22">ion</text:span> that represents the path: <text:span text:style-name="T22">The proof of the path.</text:span></text:p>
      <text:p text:style-name="P8"/>
      <text:p text:style-name="P8">In Homotopy Theory<text:span text:style-name="T5"><text:reference-ref text:reference-format="text" text:ref-name="homotopy theory">[4]</text:reference-ref></text:span>, the path is constructed by <text:span text:style-name="T22">the homotopy path</text:span> `H`.</text:p>
      <text:p text:style-name="P8">However, this is looking at the path from the outside.</text:p>
      <text:p text:style-name="P8">From <text:span text:style-name="T2">within</text:span> the path, there is only `X → Y`, which can be proved <text:span text:style-name="T22">as</text:span> following.</text:p>
      <text:p text:style-name="P1"/>
      <text:p text:style-name="P1">By using function currying<text:span text:style-name="T5"><text:reference-ref text:reference-format="text" text:ref-name="currying">[5]</text:reference-ref></text:span>, one can transform this type into:</text:p>
      <text:p text:style-name="P1"/>
      <text:p text:style-name="P4"><text:tab/>H : X → 𝔹 → Y</text:p>
      <text:p text:style-name="P1"/>
      <text:p text:style-name="P4">The type `X → 𝔹` a set over `X`. <text:span text:style-name="T2">The complexity</text:span><text:span text:style-name="T9"><text:reference-ref text:reference-format="text" text:ref-name="computational complexity theory">[6]</text:reference-ref></text:span><text:span text:style-name="T2"> in number of bits of this set is `log</text:span><text:span text:style-name="T3">2</text:span><text:span text:style-name="T2">(|X|) + 1`.</text:span></text:p>
      <text:p text:style-name="P8">From within the path, there is only `x`, which has type `X` and maps into some value of `Y`.</text:p>
      <text:p text:style-name="P9">Therefore, from within the path, there is only `X → Y`, which is an ordinary function type.</text:p>
      <text:p text:style-name="P9"/>
      <text:p text:style-name="P9">The change in linear input complexity from inside to outside is `2<text:span text:style-name="T5">log2(|X|) + 1</text:span> – 2<text:span text:style-name="T5">log2(|X|)</text:span> = |X|`.</text:p>
      <text:p text:style-name="P9">From using this, one can derive that <text:span text:style-name="T15">the change in linear output complexity is </text:span>`|Y|<text:span text:style-name="T5">|X|</text:span><text:span text:style-name="T11"> </text:span><text:span text:style-name="T12">= |X → Y|</text:span><text:span text:style-name="T11">`.</text:span></text:p>
      <text:p text:style-name="P9"/>
      <text:p text:style-name="P10">Therefore, there should exist a space similar to “computation” that relates functions to each other.</text:p>
      <text:p text:style-name="P10"><text:soft-page-break/>Where is this space?</text:p>
      <text:p text:style-name="P10"/>
      <text:p text:style-name="P10">The insight of Homotopy Type Theory<text:span text:style-name="T5"><text:reference-ref text:reference-format="text" text:ref-name="homotopy type theory">[7]</text:reference-ref></text:span> is: <text:span text:style-name="T24">D</text:span>ependent types<text:span text:style-name="T5"><text:reference-ref text:reference-format="text" text:ref-name="dependent type">[8]</text:reference-ref></text:span> can model proofs of Homotopy Theory.</text:p>
      <text:p text:style-name="P10"/>
      <text:p text:style-name="P10">This means that the direction of <text:span text:style-name="T16">this space,</text:span> seen from inside these paths, is <text:span text:style-name="T16">analogous to dependent types. However, dependent types only describe a single step of “computation” in this direction.</text:span></text:p>
      <text:p text:style-name="P10"/>
      <text:p text:style-name="P11">What is beyond dependent types?</text:p>
      <text:p text:style-name="P11"/>
      <text:p text:style-name="P11">Using the analogy of complex numbers<text:span text:style-name="T5"><text:reference-ref text:reference-format="text" text:ref-name="complex number">[9]</text:reference-ref></text:span>:</text:p>
      <text:p text:style-name="P11"/>
      <text:p text:style-name="P11"><text:tab/>1<text:tab/><text:tab/>the base of normal computation</text:p>
      <text:p text:style-name="P11"><text:tab/><text:span text:style-name="T17">i</text:span><text:tab/><text:tab/>the base of path-space computation</text:p>
      <text:p text:style-name="P11"/>
      <text:p text:style-name="P11">For all complex numbers <text:span text:style-name="T20">in base `</text:span><text:span text:style-name="T19">e</text:span><text:span text:style-name="T20">`, the following property holds</text:span>:</text:p>
      <text:p text:style-name="P11"/>
      <text:p text:style-name="P11"><text:tab/>A<text:span text:style-name="T18">e</text:span> + B<text:span text:style-name="T18">e</text:span> = (A + B)<text:span text:style-name="T18">e</text:span></text:p>
      <text:p text:style-name="P11"/>
      <text:p text:style-name="P13">The analogy law for functions in base `<text:span text:style-name="T18">e</text:span>` is the following:</text:p>
      <text:p text:style-name="P13"/>
      <text:p text:style-name="P13"><text:tab/>f<text:span text:style-name="T18">e</text:span> · g<text:span text:style-name="T18">e</text:span> = (f · g)<text:span text:style-name="T18">e</text:span></text:p>
      <text:p text:style-name="P11"/>
      <text:p text:style-name="P12">Once the base of path-space computation is found,</text:p>
      <text:p text:style-name="P12">one can use normal function <text:span text:style-name="T20">composition rules in the new dimension.</text:span></text:p>
      <text:p text:style-name="P12"/>
      <text:p text:style-name="P13">Now, if one looks at <text:span text:style-name="T25">commutative</text:span> <text:span text:style-name="T25">diagrams</text:span><text:span text:style-name="T10"><text:reference-ref text:reference-format="text" text:ref-name="commutative diagram">[10]</text:reference-ref></text:span>:</text:p>
      <text:p text:style-name="P13"/>
      <text:p text:style-name="P13"><draw:custom-shape text:anchor-type="paragraph" draw:z-index="0" draw:name="Shape1" draw:style-name="gr1" draw:text-style-name="P23" svg:width="0.1433in" svg:height="0.1433in" svg:x="1.493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23" svg:width="0.1433in" svg:height="0.1433in" svg:x="2.395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23" svg:width="0.1433in" svg:height="0.1433in" svg:x="1.5083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23" svg:width="0.1433in" svg:height="0.1433in" svg:x="2.4028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24" svg:x1="1.6366in" svg:y1="0.2988in" svg:x2="2.3957in" svg:y2="0.2917in"><text:p/></draw:line><draw:line text:anchor-type="paragraph" draw:z-index="5" draw:name="Shape2" draw:style-name="gr2" draw:text-style-name="P24" svg:x1="1.6437in" svg:y1="1.1724in" svg:x2="2.4028in" svg:y2="1.1654in"><text:p/></draw:line><draw:line text:anchor-type="paragraph" draw:z-index="6" draw:name="Shape2" draw:style-name="gr2" draw:text-style-name="P24" svg:x1="1.5583in" svg:y1="0.3701in" svg:x2="1.5728in" svg:y2="1.0929in"><text:p/></draw:line><draw:line text:anchor-type="paragraph" draw:z-index="7" draw:name="Shape2" draw:style-name="gr2" draw:text-style-name="P24" svg:x1="2.4673in" svg:y1="0.3701in" svg:x2="2.4819in" svg:y2="1.0929in"><text:p/></draw:line><draw:frame text:anchor-type="paragraph" draw:z-index="8" draw:name="Shape3" draw:style-name="gr3" draw:text-style-name="P25" svg:width="0.3724in" svg:height="0.2717in" svg:x="1.2929in" svg:y="0.5209in"><draw:text-box><text:p>f</text:p></draw:text-box></draw:frame><draw:frame text:anchor-type="paragraph" draw:z-index="9" draw:name="Shape3" draw:style-name="gr3" draw:text-style-name="P25" svg:width="0.3724in" svg:height="0.2717in" svg:x="2.5957in" svg:y="0.5492in"><draw:text-box><text:p>h</text:p></draw:text-box></draw:frame><draw:frame text:anchor-type="paragraph" draw:z-index="10" draw:name="Shape3" draw:style-name="gr3" draw:text-style-name="P25" svg:width="0.2732in" svg:height="0.2717in" svg:x="1.9016in" svg:y="0.0201in"><draw:text-box><text:p>g<text:span text:style-name="T27">0</text:span></text:p></draw:text-box></draw:frame><draw:frame text:anchor-type="paragraph" draw:z-index="11" draw:name="Shape3" draw:style-name="gr3" draw:text-style-name="P25" svg:width="0.2732in" svg:height="0.2717in" svg:x="1.9228in" svg:y="0.9008in"><draw:text-box><text:p>g<text:span text:style-name="T27">1</text:span></text:p></draw:text-box></draw:frame><draw:frame text:anchor-type="paragraph" draw:z-index="12" draw:name="Shape4" draw:style-name="gr4" draw:text-style-name="P25" svg:width="1.7823in" svg:height="0.5161in" svg:x="3.2047in" svg:y="0.5102in"><draw:text-box><text:p><text:span text:style-name="T28">g</text:span><text:span text:style-name="T29">1</text:span><text:span text:style-name="T28"> · f &lt;=&gt; h · g</text:span><text:span text:style-name="T29">0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or every point, or value, they behave as normal computation, <text:span text:style-name="T21">which satisfies `</text:span>f<text:span text:style-name="T18">e</text:span> · g<text:span text:style-name="T18">e</text:span> = (f · g)<text:span text:style-name="T18">e</text:span><text:span text:style-name="T21">`</text:span>.</text:p>
      <text:p text:style-name="P13">Yet, the point-wise computation is not the space one is looking for, since this is covered by `X → Y`.</text:p>
      <text:p text:style-name="P13"/>
      <text:p text:style-name="P16">From within the paths, <text:span text:style-name="T15">the total complexity can be thought of as </text:span><text:span text:style-name="T14">a product:</text:span></text:p>
      <text:p text:style-name="P13"/>
      <text:p text:style-name="P15"><text:tab/><text:span text:style-name="T21">|X ⨯ 𝔹 → Y| = |Y|</text:span><text:span text:style-name="T6">|X ⨯ </text:span><text:span text:style-name="T8">𝔹</text:span><text:span text:style-name="T6">|</text:span><text:span text:style-name="T21"> = |Y|</text:span><text:span text:style-name="T6">2|X|</text:span><text:span text:style-name="T13"> </text:span><text:span text:style-name="T21">= |Y|</text:span><text:span text:style-name="T6">|</text:span><text:span text:style-name="T7">X</text:span><text:span text:style-name="T6">|</text:span><text:span text:style-name="T13"> · |</text:span><text:span text:style-name="T14">Y</text:span><text:span text:style-name="T13">|</text:span><text:span text:style-name="T6">|</text:span><text:span text:style-name="T7">X</text:span><text:span text:style-name="T6">|</text:span><text:span text:style-name="T13"> </text:span><text:span text:style-name="T14">= |X → Y|</text:span><text:span text:style-name="T7">2</text:span></text:p>
      <text:p text:style-name="P13"/>
      <text:p text:style-name="P17">This means that the “missing parameter” one is looking for is the “function surface” `<text:span text:style-name="T21">g</text:span><text:span text:style-name="T4">0</text:span><text:span text:style-name="T21"> → g</text:span><text:span text:style-name="T4">1</text:span>`:</text:p>
      <text:p text:style-name="P13"/>
      <text:p text:style-name="P13"><text:tab/><text:span text:style-name="T21">H := f[g</text:span><text:span text:style-name="T4">0</text:span><text:span text:style-name="T21"> → g</text:span><text:span text:style-name="T4">1</text:span><text:span text:style-name="T21">]</text:span></text:p>
      <text:p text:style-name="P13"/>
      <text:p text:style-name="P17"><text:span text:style-name="T22">T</text:span>he constructive proof <text:span text:style-name="T22">is </text:span>`h` to represent `H` from <text:span text:style-name="T22">within</text:span> homotopy paths <text:span text:style-name="T22">(called “normal paths”)</text:span>:</text:p>
      <text:p text:style-name="P17"/>
      <text:p text:style-name="P17"><text:tab/><text:span text:style-name="T21">f[g</text:span><text:span text:style-name="T4">0</text:span><text:span text:style-name="T21"> → g</text:span><text:span text:style-name="T4">1</text:span><text:span text:style-name="T21">] </text:span>&lt;=&gt; h<text:tab/><text:tab/><text:tab/><text:span text:style-name="T22">Q.E.D.</text:span></text:p>
      <text:h text:style-name="P22" text:outline-level="3">References:</text:h>
      <text:p text:style-name="P19"/>
      <text:p text:style-name="P19"><text:reference-mark-start text:name="homotopy"/>[1]<text:reference-mark-end text:name="homotopy"/><text:tab/>“Homotopy”</text:p>
      <text:p text:style-name="P19"><text:tab/>Wikipedia</text:p>
      <text:p text:style-name="P19"><text:tab/><text:a xlink:type="simple" xlink:href="https://en.wikipedia.org/wiki/Homotopy" text:style-name="Internet_20_link" text:visited-style-name="Visited_20_Internet_20_Link"><text:span text:style-name="T26">https://en.wikipedia.org/wiki/Homotopy</text:span></text:a></text:p>
      <text:p text:style-name="P19"/>
      <text:p text:style-name="P19"><text:reference-mark-start text:name="binary relation"/>[2]<text:reference-mark-end text:name="binary relation"/><text:tab/>“Binary relation”</text:p>
      <text:p text:style-name="P19"><text:tab/>Wikipedia</text:p>
      <text:p text:style-name="P19"><text:tab/><text:a xlink:type="simple" xlink:href="https://en.wikipedia.org/wiki/Binary_relation" text:style-name="Internet_20_link" text:visited-style-name="Visited_20_Internet_20_Link"><text:span text:style-name="T26">https://en.wikipedia.org/wiki/Binary_relation</text:span></text:a></text:p>
      <text:p text:style-name="P19"/>
      <text:p text:style-name="P19"><text:reference-mark-start text:name="constructive mathematics"/>[3]<text:reference-mark-end text:name="constructive mathematics"/><text:tab/>“Constructive Mathematics”</text:p>
      <text:p text:style-name="P19"><text:tab/>Stanford Encyclopedia of Philosophy</text:p>
      <text:p text:style-name="P19"><text:tab/><text:a xlink:type="simple" xlink:href="https://plato.stanford.edu/entries/mathematics-constructive/" text:style-name="Internet_20_link" text:visited-style-name="Visited_20_Internet_20_Link"><text:span text:style-name="T26">https://plato.stanford.edu/entries/mathematics-constructive/</text:span></text:a></text:p>
      <text:p text:style-name="P19"/>
      <text:p text:style-name="P19"><text:reference-mark-start text:name="homotopy theory"/>[4]<text:reference-mark-end text:name="homotopy theory"/><text:tab/>“Homotopy Theory”</text:p>
      <text:p text:style-name="P19"><text:tab/>Wikipedia</text:p>
      <text:p text:style-name="P19"><text:tab/><text:a xlink:type="simple" xlink:href="https://en.wikipedia.org/wiki/Homotopy_theory" text:style-name="Internet_20_link" text:visited-style-name="Visited_20_Internet_20_Link"><text:span text:style-name="T26">https://en.wikipedia.org/wiki/Homotopy_theory</text:span></text:a></text:p>
      <text:p text:style-name="P19"/>
      <text:p text:style-name="P19"><text:reference-mark-start text:name="currying"/>[5]<text:reference-mark-end text:name="currying"/><text:tab/>“Currying”</text:p>
      <text:p text:style-name="P19"><text:tab/>Wikipedia</text:p>
      <text:p text:style-name="P19"><text:tab/><text:a xlink:type="simple" xlink:href="https://en.wikipedia.org/wiki/Currying" text:style-name="Internet_20_link" text:visited-style-name="Visited_20_Internet_20_Link"><text:span text:style-name="T26">https://en.wikipedia.org/wiki/Currying</text:span></text:a></text:p>
      <text:p text:style-name="P19"/>
      <text:p text:style-name="P20"><text:reference-mark-start text:name="computational complexity theory"/>[6]<text:reference-mark-end text:name="computational complexity theory"/><text:tab/>“Computational complexity theory”</text:p>
      <text:p text:style-name="P20"><text:tab/>Wikipedia</text:p>
      <text:p text:style-name="P20"><text:tab/><text:a xlink:type="simple" xlink:href="https://en.wikipedia.org/wiki/Computational_complexity_theory" text:style-name="Internet_20_link" text:visited-style-name="Visited_20_Internet_20_Link"><text:span text:style-name="T26">https://en.wikipedia.org/wiki/Computational_complexity_theory</text:span></text:a></text:p>
      <text:p text:style-name="P20"/>
      <text:p text:style-name="P20"><text:reference-mark-start text:name="homotopy type theory"/>[7]<text:reference-mark-end text:name="homotopy type theory"/><text:tab/>“Homotopy Type Theory”</text:p>
      <text:p text:style-name="P20"><text:tab/><text:a xlink:type="simple" xlink:href="https://homotopytypetheory.org/" text:style-name="Internet_20_link" text:visited-style-name="Visited_20_Internet_20_Link"><text:span text:style-name="T26">https://homotopytypetheory.org/</text:span></text:a></text:p>
      <text:p text:style-name="P20"/>
      <text:p text:style-name="P20"><text:reference-mark-start text:name="dependent type"/>[8]<text:reference-mark-end text:name="dependent type"/><text:tab/>“Dependent type”</text:p>
      <text:p text:style-name="P20"><text:tab/>Wikipedia</text:p>
      <text:p text:style-name="P20"><text:tab/><text:a xlink:type="simple" xlink:href="https://en.wikipedia.org/wiki/Dependent_type" text:style-name="Internet_20_link" text:visited-style-name="Visited_20_Internet_20_Link"><text:span text:style-name="T26">https://en.wikipedia.org/wiki/Dependent_type</text:span></text:a></text:p>
      <text:p text:style-name="P20"/>
      <text:p text:style-name="P20"><text:reference-mark-start text:name="complex number"/>[9]<text:reference-mark-end text:name="complex number"/><text:tab/>“Complex number”</text:p>
      <text:p text:style-name="P20"><text:tab/>Wikipedia</text:p>
      <text:p text:style-name="P20"><text:tab/><text:a xlink:type="simple" xlink:href="https://en.wikipedia.org/wiki/Complex_number" text:style-name="Internet_20_link" text:visited-style-name="Visited_20_Internet_20_Link"><text:span text:style-name="T26">https://en.wikipedia.org/wiki/Complex_number</text:span></text:a></text:p>
      <text:p text:style-name="P20"/>
      <text:p text:style-name="P21"><text:reference-mark-start text:name="commutative diagram"/>[10]<text:reference-mark-end text:name="commutative diagram"/><text:tab/>“Commutative diagram”</text:p>
      <text:p text:style-name="P21"><text:tab/>Wikipedia</text:p>
      <text:p text:style-name="P21"><text:tab/><text:a xlink:type="simple" xlink:href="https://en.wikipedia.org/wiki/Commutative_diagram" text:style-name="Internet_20_link" text:visited-style-name="Visited_20_Internet_20_Link"><text:span text:style-name="T26">https://en.wikipedia.org/wiki/Commutative_diagram</text:span>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23:59.425569000</meta:creation-date>
    <dc:date>2020-05-18T21:56:38.293606000</dc:date>
    <meta:editing-duration>PT8M24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1" meta:word-count="674" meta:character-count="4054" meta:non-whitespace-character-count="3419"/>
  </office:meta>
</office:document-meta>
</file>